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0000004B046E4C5F2A8606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85cm" fo:min-width="10.225cm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4.217cm" fo:min-width="6.043cm"/>
    </style:style>
    <style:style style:name="gr3" style:family="graphic" style:parent-style-name="standard">
      <style:graphic-properties draw:fill="solid" draw:fill-color="#ffaa95" draw:textarea-horizontal-align="justify" draw:textarea-vertical-align="middle" draw:auto-grow-height="false" fo:min-height="0.226cm" fo:min-width="1.072cm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0.054cm" fo:min-width="0cm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0.027cm" fo:min-width="0cm"/>
    </style:style>
    <style:style style:name="gr6" style:family="graphic" style:parent-style-name="standard">
      <style:graphic-properties draw:fill="solid" draw:fill-color="#ffaa95" draw:textarea-horizontal-align="justify" draw:textarea-vertical-align="middle" draw:auto-grow-height="false" fo:min-height="0.167cm" fo:min-width="0.671cm"/>
    </style:style>
    <style:style style:name="gr7" style:family="graphic" style:parent-style-name="standard">
      <style:graphic-properties draw:fill="solid" draw:fill-color="#ffaa95" draw:textarea-horizontal-align="justify" draw:textarea-vertical-align="middle" draw:auto-grow-height="false" fo:min-height="0.198cm" fo:min-width="0.68cm"/>
    </style:style>
    <style:style style:name="gr8" style:family="graphic" style:parent-style-name="standard">
      <style:graphic-properties draw:fill="solid" draw:fill-color="#ffbf00" draw:textarea-horizontal-align="justify" draw:textarea-vertical-align="middle" draw:auto-grow-height="false" fo:min-height="0.058cm" fo:min-width="0cm"/>
    </style:style>
    <style:style style:name="gr9" style:family="graphic" style:parent-style-name="standard">
      <style:graphic-properties draw:fill="solid" draw:fill-color="#ffbf00" draw:textarea-horizontal-align="justify" draw:textarea-vertical-align="middle" draw:auto-grow-height="false" fo:min-height="0.066cm" fo:min-width="0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aa95" draw:textarea-horizontal-align="justify" draw:textarea-vertical-align="middle" draw:auto-grow-height="false" fo:min-height="0.167cm" fo:min-width="0.7cm"/>
    </style:style>
    <style:style style:name="gr12" style:family="graphic" style:parent-style-name="standard">
      <style:graphic-properties draw:fill="solid" draw:fill-color="#ffbf00" draw:textarea-horizontal-align="justify" draw:textarea-vertical-align="middle" draw:auto-grow-height="false" fo:min-height="0.026cm" fo:min-width="0cm"/>
    </style:style>
    <style:style style:name="gr13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dash" draw:stroke-dash="Fine_20_Dashe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49cm"/>
    </style:style>
    <style:style style:name="gr17" style:family="graphic" style:parent-style-name="standard">
      <style:graphic-properties draw:stroke="none" svg:stroke-color="#000000" draw:fill="none" draw:fill-color="#ffffff" fo:min-height="0.551cm"/>
    </style:style>
    <style:style style:name="gr18" style:family="graphic" style:parent-style-name="standard">
      <style:graphic-properties draw:stroke="none" svg:stroke-color="#000000" draw:fill="none" draw:fill-color="#ffffff" fo:min-height="0.789cm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637cm"/>
    </style:style>
    <style:style style:name="gr21" style:family="graphic" style:parent-style-name="standard">
      <style:graphic-properties draw:textarea-horizontal-align="justify" draw:textarea-vertical-align="middle" draw:auto-grow-height="false" fo:min-height="3.72cm" fo:min-width="4.775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0.713cm"/>
    </style:style>
    <style:style style:name="gr24" style:family="graphic" style:parent-style-name="standard">
      <style:graphic-properties draw:fill="solid" draw:fill-color="#ffaa95" draw:textarea-horizontal-align="justify" draw:textarea-vertical-align="middle" draw:auto-grow-height="false" fo:min-height="0.23cm" fo:min-width="0.639cm"/>
    </style:style>
    <style:style style:name="gr25" style:family="graphic" style:parent-style-name="standard">
      <style:graphic-properties draw:fill="solid" draw:fill-color="#ffbf00" draw:textarea-horizontal-align="justify" draw:textarea-vertical-align="middle" draw:auto-grow-height="false" fo:min-height="0.002cm" fo:min-width="0cm"/>
    </style:style>
    <style:style style:name="gr26" style:family="graphic" style:parent-style-name="standard">
      <style:graphic-properties draw:stroke="none" svg:stroke-color="#000000" draw:fill="none" draw:fill-color="#ffffff" fo:min-height="1.604cm"/>
    </style:style>
    <style:style style:name="gr27" style:family="graphic" style:parent-style-name="standard">
      <style:graphic-properties draw:stroke="none" svg:stroke-color="#000000" draw:fill="none" draw:fill-color="#ffffff" fo:min-height="1.183cm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="solid" draw:fill-color="#ffaa95"/>
      <style:paragraph-properties fo:text-align="center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7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9pt"/>
    </style:style>
    <style:style style:name="T1" style:family="text">
      <style:text-properties fo:font-size="7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11.551cm" svg:height="8.461cm" svg:x="8.905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er4" svg:width="10.403cm" svg:height="7.103cm" svg:x="9.867cm" svg:y="7.69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er4" svg:width="2.804cm" svg:height="0.848cm" draw:transform="rotate (1.5707963267949) translate (11.461cm 12.86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xml:id="id2" draw:id="id2" draw:layer="Layer4" svg:width="0.505cm" svg:height="0.608cm" svg:x="11.22cm" svg:y="11.2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er4" svg:width="0.388cm" svg:height="0.553cm" svg:x="11.709cm" svg:y="12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er4" svg:width="2.089cm" svg:height="0.743cm" draw:transform="rotate (1.5707963267949) translate (15.44cm 13.83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er4" svg:width="2.106cm" svg:height="0.8cm" draw:transform="rotate (1.5707963267949) translate (15.383cm 10.73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xml:id="id5" draw:id="id5" draw:layer="Layer4" svg:width="0.652cm" svg:height="0.615cm" svg:x="15.069cm" svg:y="12.4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4" draw:id="id4" draw:layer="Layer4" svg:width="0.526cm" svg:height="0.63cm" svg:x="15.069cm" svg:y="9.2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xml:id="id1" draw:id="id1" draw:layer="Layer4" svg:width="0.323cm" svg:height="0.245cm" draw:transform="rotate (-1.5707963267949) translate (12.554cm 10.9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10" draw:id="id10" draw:layer="Layer4" svg:width="0.329cm" svg:height="0.289cm" draw:transform="rotate (1.5707963267949) translate (11.172cm 10.9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er4" svg:width="2.142cm" svg:height="0.743cm" draw:transform="rotate (1.5707963267949) translate (18.041cm 12.53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4" xml:id="id7" draw:id="id7" draw:layer="Layer4" svg:width="0.743cm" svg:height="0.551cm" svg:x="17.67cm" svg:y="11.1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er4" svg:width="0.339cm" svg:height="0.372cm" draw:transform="rotate (-1.5707963267949) translate (19.156cm 11.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8" draw:id="id8" draw:layer="Layer4" svg:width="0.377cm" svg:height="0.372cm" draw:transform="rotate (-1.5707963267949) translate (16.555cm 12.6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6" draw:id="id6" draw:layer="Layer4" svg:width="0.343cm" svg:height="0.334cm" draw:transform="rotate (-1.5707963267949) translate (16.517cm 9.3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3" draw:id="id3" draw:layer="Layer4" svg:width="0.378cm" svg:height="0.245cm" draw:transform="rotate (-1.5707963267949) translate (12.554cm 11.7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3" draw:text-style-name="P6" draw:layer="Layer4" draw:type="line" svg:x1="12.31cm" svg:y1="11.074cm" svg:x2="11.725cm" svg:y2="11.539cm" draw:start-shape="id1" draw:start-glue-point="7" draw:end-shape="id2" draw:end-glue-point="7" svg:d="M12310 11074l-585 465" svg:viewBox="0 0 586 466">
          <text:p/>
        </draw:connector>
        <draw:connector draw:style-name="gr13" draw:text-style-name="P6" draw:layer="Layer4" draw:type="line" svg:x1="12.309cm" svg:y1="11.898cm" svg:x2="11.725cm" svg:y2="11.539cm" draw:start-shape="id3" draw:start-glue-point="7" draw:end-shape="id2" draw:end-glue-point="7" svg:d="M12309 11898l-584-359" svg:viewBox="0 0 585 360">
          <text:p/>
        </draw:connector>
        <draw:connector draw:style-name="gr14" draw:text-style-name="P6" draw:layer="Layer4" svg:x1="12.554cm" svg:y1="11.074cm" svg:x2="15.069cm" svg:y2="9.599cm" draw:start-shape="id1" draw:start-glue-point="4" draw:end-shape="id4" draw:end-glue-point="5" svg:d="M12554 11074h1258v-1475h1257" svg:viewBox="0 0 2516 1476">
          <text:p/>
        </draw:connector>
        <draw:connector draw:style-name="gr14" draw:text-style-name="P6" draw:layer="Layer4" svg:x1="12.554cm" svg:y1="11.898cm" svg:x2="15.069cm" svg:y2="12.797cm" draw:start-shape="id3" draw:start-glue-point="4" draw:end-shape="id5" draw:end-glue-point="5" svg:d="M12554 11898h1258v899h1257" svg:viewBox="0 0 2516 900">
          <text:p/>
        </draw:connector>
        <draw:connector draw:style-name="gr14" draw:text-style-name="P6" draw:layer="Layer4" svg:x1="16.517cm" svg:y1="9.549cm" svg:x2="17.67cm" svg:y2="11.474cm" draw:start-shape="id6" draw:start-glue-point="4" draw:end-shape="id7" draw:end-glue-point="5" svg:d="M16517 9549h576v1925h577" svg:viewBox="0 0 1154 1926">
          <text:p/>
        </draw:connector>
        <draw:connector draw:style-name="gr14" draw:text-style-name="P6" draw:layer="Layer4" svg:x1="16.555cm" svg:y1="12.802cm" svg:x2="17.67cm" svg:y2="11.473cm" draw:start-shape="id8" draw:start-glue-point="4" draw:end-shape="id7" draw:end-glue-point="3" svg:d="M16555 12802h557v-1329h558" svg:viewBox="0 0 1116 1330">
          <text:p/>
        </draw:connector>
        <draw:custom-shape draw:style-name="gr12" draw:text-style-name="P4" xml:id="id9" draw:id="id9" draw:layer="Layer4" svg:width="0.629cm" svg:height="0.55cm" svg:x="9.496cm" svg:y="10.9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er4" svg:x1="10.125cm" svg:y1="11.187cm" svg:x2="11.22cm" svg:y2="11.539cm" draw:start-shape="id9" draw:start-glue-point="1" draw:end-shape="id2" draw:end-glue-point="5" svg:d="M10125 11187h547v352h548" svg:viewBox="0 0 1096 353">
          <text:p/>
        </draw:connector>
        <draw:custom-shape draw:style-name="gr10" draw:text-style-name="P5" xml:id="id11" draw:id="id11" draw:layer="Layer4" svg:width="0.41cm" svg:height="0.397cm" draw:transform="skewX (-0.330041761552128) rotate (0.959931088596881) translate (9.867cm 10.5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1" draw:layer="Layer4" svg:x1="11.172cm" svg:y1="10.749cm" svg:x2="10.388cm" svg:y2="10.492cm" draw:start-shape="id10" draw:start-glue-point="4" draw:end-shape="id11" draw:end-glue-point="7" svg:d="M11172 10749h-333v-257h-451" svg:viewBox="0 0 785 258">
          <text:p/>
        </draw:connector>
        <draw:frame draw:style-name="gr16" draw:text-style-name="P7" draw:layer="Layer4" svg:width="2.147cm" svg:height="0.599cm" svg:x="10.918cm" svg:y="9.545cm">
          <draw:text-box>
            <text:p><text:span text:style-name="T1">Main Service</text:span></text:p>
          </draw:text-box>
        </draw:frame>
        <draw:frame draw:style-name="gr17" draw:text-style-name="P8" draw:layer="Layer4" svg:width="2.559cm" svg:height="0.801cm" svg:x="14.697cm" svg:y="8.026cm">
          <draw:text-box>
            <text:p><text:span text:style-name="T2">TextDocument</text:span></text:p>
            <text:p><text:span text:style-name="T2">Service</text:span></text:p>
          </draw:text-box>
        </draw:frame>
        <draw:frame draw:style-name="gr17" draw:text-style-name="P8" draw:layer="Layer4" svg:width="2.168cm" svg:height="0.801cm" svg:x="14.716cm" svg:y="11.121cm">
          <draw:text-box>
            <text:p><text:span text:style-name="T2">Workspace Service</text:span></text:p>
          </draw:text-box>
        </draw:frame>
        <draw:frame draw:style-name="gr17" draw:text-style-name="P7" draw:layer="Layer4" svg:width="1.778cm" svg:height="0.801cm" svg:x="17.637cm" svg:y="9.724cm">
          <draw:text-box>
            <text:p><text:span text:style-name="T3">Utils</text:span></text:p>
            <text:p><text:span text:style-name="T3">Service</text:span></text:p>
          </draw:text-box>
        </draw:frame>
        <draw:frame draw:style-name="gr18" draw:text-style-name="P9" draw:layer="Layer4" svg:width="2.14cm" svg:height="1.039cm" svg:x="9.655cm" svg:y="7.345cm">
          <draw:text-box>
            <text:p><text:span text:style-name="T4">REMOTE MACHINE</text:span></text:p>
          </draw:text-box>
        </draw:frame>
        <draw:line draw:style-name="gr19" draw:text-style-name="P6" draw:layer="Layer4" svg:x1="19.162cm" svg:y1="11.533cm" svg:x2="17.544cm" svg:y2="14.383cm">
          <text:p/>
        </draw:line>
        <draw:line draw:style-name="gr19" draw:text-style-name="P6" draw:layer="Layer4" svg:x1="17.544cm" svg:y1="14.383cm" svg:x2="12.967cm" svg:y2="14.383cm">
          <text:p/>
        </draw:line>
        <draw:line draw:style-name="gr14" draw:text-style-name="P6" draw:layer="Layer4" svg:x1="12.967cm" svg:y1="14.382cm" svg:x2="11.904cm" svg:y2="12.76cm">
          <text:p/>
        </draw:line>
        <draw:frame draw:style-name="gr20" draw:text-style-name="P10" draw:layer="Layer4" svg:width="2.278cm" svg:height="0.887cm" svg:x="12.438cm" svg:y="7.989cm">
          <draw:text-box>
            <text:p><text:span text:style-name="T5">LANGUAGE</text:span></text:p>
            <text:p><text:span text:style-name="T5">SERVER</text:span></text:p>
          </draw:text-box>
        </draw:frame>
        <draw:custom-shape draw:style-name="gr21" draw:text-style-name="P1" draw:layer="Layer4" svg:width="5.703cm" svg:height="4.398cm" svg:x="1.508cm" svg:y="9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draw:layer="Layer4" svg:width="2.104cm" svg:height="1.585cm" svg:x="2.065cm" svg:y="10.304cm">
          <draw:image xlink:href="Pictures/10000201000004B0000004B046E4C5F2A8606352.png" xlink:type="simple" xlink:show="embed" xlink:actuate="onLoad" loext:mime-type="image/png">
            <text:p/>
          </draw:image>
        </draw:frame>
        <draw:frame draw:style-name="gr23" draw:text-style-name="P12" draw:layer="Layer4" svg:width="1.983cm" svg:height="0.963cm" svg:x="2.065cm" svg:y="9.268cm">
          <draw:text-box>
            <text:p><text:span text:style-name="T6">MACHINE</text:span></text:p>
          </draw:text-box>
        </draw:frame>
        <draw:custom-shape draw:style-name="gr24" draw:text-style-name="P3" draw:layer="Layer4" svg:width="2.031cm" svg:height="0.856cm" draw:transform="rotate (1.5707963267949) translate (5.626cm 12.08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5" draw:layer="Layer4" svg:width="0.33cm" svg:height="0.237cm" draw:transform="rotate (1.5707963267949) translate (5.389cm 11.8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er4" svg:width="0.409cm" svg:height="0.631cm" svg:x="5.409cm" svg:y="10.4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xml:id="id13" draw:id="id13" draw:layer="Layer4" svg:width="0.362cm" svg:height="0.237cm" draw:transform="rotate (-1.5707963267949) translate (6.719cm 11.1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13" draw:layer="Layer4" svg:width="2.058cm" svg:height="0.963cm" svg:x="5.038cm" svg:y="9.284cm">
          <draw:text-box>
            <text:p><text:span text:style-name="T7">Forwarder</text:span></text:p>
            <text:p><text:span text:style-name="T7">Service</text:span></text:p>
          </draw:text-box>
        </draw:frame>
        <draw:custom-shape draw:style-name="gr25" draw:text-style-name="P4" xml:id="id12" draw:id="id12" draw:layer="Layer4" svg:width="0.462cm" svg:height="0.502cm" svg:x="6.152cm" svg:y="10.5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er4" svg:x1="9.984cm" svg:y1="10.376cm" svg:x2="6.614cm" svg:y2="10.834cm" draw:start-shape="id11" draw:start-glue-point="4" draw:end-shape="id12" draw:end-glue-point="7" svg:d="M9984 10376h-1684v458h-1686" svg:viewBox="0 0 3371 459">
          <text:p/>
        </draw:connector>
        <draw:connector draw:style-name="gr14" draw:text-style-name="P6" draw:layer="Layer4" svg:x1="6.719cm" svg:y1="11.379cm" svg:x2="9.496cm" svg:y2="11.187cm" draw:start-shape="id13" draw:start-glue-point="4" draw:end-shape="id9" draw:end-glue-point="5" svg:d="M6719 11379h1388v-192h1389" svg:viewBox="0 0 2778 193">
          <text:p/>
        </draw:connector>
        <draw:line draw:style-name="gr14" draw:text-style-name="P6" draw:layer="Layer4" svg:x1="4.276cm" svg:y1="10.744cm" svg:x2="5.339cm" svg:y2="10.744cm">
          <text:p/>
        </draw:line>
        <draw:line draw:style-name="gr14" draw:text-style-name="P6" draw:layer="Layer4" svg:x1="5.293cm" svg:y1="11.708cm" svg:x2="4.276cm" svg:y2="11.708cm">
          <text:p/>
        </draw:line>
        <draw:frame draw:style-name="gr26" draw:text-style-name="P13" draw:layer="Layer4" svg:width="1.867cm" svg:height="1.854cm" svg:x="7.134cm" svg:y="9.052cm">
          <draw:text-box>
            <text:p><text:span text:style-name="T7">Medium:</text:span></text:p>
            <text:p><text:span text:style-name="T6">Socket</text:span><text:span text:style-name="T7">;</text:span></text:p>
            <text:p><text:span text:style-name="T7">Protocol:</text:span></text:p>
            <text:p><text:span text:style-name="T7">any;</text:span></text:p>
          </draw:text-box>
        </draw:frame>
        <draw:custom-shape draw:style-name="gr4" draw:text-style-name="P4" draw:layer="Layer4" svg:width="0.505cm" svg:height="0.608cm" svg:x="11.22cm" svg:y="11.2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9" draw:layer="Layer4" svg:width="5.08cm" svg:height="1.433cm" svg:x="2.27cm" svg:y="11.889cm">
          <draw:text-box>
            <text:p><text:span text:style-name="T4">Medium: socket (localhost)</text:span></text:p>
            <text:p><text:span text:style-name="T4">Protocol:</text:span></text:p>
            <text:p><text:span text:style-name="T4">Jsonrpc (no HTT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21:30.761039190</meta:creation-date>
    <dc:date>2019-09-16T14:21:25.658955696</dc:date>
    <meta:editing-duration>PT1H37M29S</meta:editing-duration>
    <meta:editing-cycles>6</meta:editing-cycles>
    <meta:generator>LibreOffice/6.2.6.2$Linux_X86_64 LibreOffice_project/20$Build-2</meta:generator>
    <meta:document-statistic meta:object-count="52"/>
  </office:meta>
</office:document-meta>
</file>